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7.57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41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1" style:family="text">
      <style:text-properties fo:language="en" fo:country="US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3">
          <table:table-cell table:style-name="ce1" office:value-type="string">
            <text:p>Data <text:span text:style-name="T1">Dictionary</text:span> </text:p>
          </table:table-cell>
          <table:table-cell/>
        </table:table-row>
        <table:table-row table:style-name="ro4">
          <table:table-cell table:style-name="ce2" office:value-type="string">
            <text:p>Abbrv. </text:p>
          </table:table-cell>
          <table:table-cell table:style-name="ce6" office:value-type="string">
            <text:p>Meaning </text:p>
          </table:table-cell>
        </table:table-row>
        <table:table-row table:style-name="ro4">
          <table:table-cell table:style-name="ce3" office:value-type="string">
            <text:p>DFD_0</text:p>
          </table:table-cell>
          <table:table-cell table:style-name="ce3" office:value-type="string">
            <text:p>Smart House</text:p>
          </table:table-cell>
        </table:table-row>
        <table:table-row table:style-name="ro4">
          <table:table-cell office:value-type="string">
            <text:p>QOL</text:p>
          </table:table-cell>
          <table:table-cell office:value-type="string">
            <text:p>Quality of life </text:p>
          </table:table-cell>
        </table:table-row>
        <table:table-row table:style-name="ro2">
          <table:table-cell office:value-type="string">
            <text:p>SEC</text:p>
          </table:table-cell>
          <table:table-cell office:value-type="string">
            <text:p>Security</text:p>
          </table:table-cell>
        </table:table-row>
        <table:table-row table:style-name="ro2">
          <table:table-cell office:value-type="string">
            <text:p>INV</text:p>
          </table:table-cell>
          <table:table-cell office:value-type="string">
            <text:p>Inventory </text:p>
          </table:table-cell>
        </table:table-row>
        <table:table-row table:style-name="ro2">
          <table:table-cell office:value-type="string">
            <text:p>ENV</text:p>
          </table:table-cell>
          <table:table-cell office:value-type="string">
            <text:p>Environmental</text:p>
          </table:table-cell>
        </table:table-row>
        <table:table-row table:style-name="ro4">
          <table:table-cell office:value-type="string">
            <text:p>B2Q</text:p>
          </table:table-cell>
          <table:table-cell office:value-type="string">
            <text:p>Brain to Quality of life </text:p>
          </table:table-cell>
        </table:table-row>
        <table:table-row table:style-name="ro4">
          <table:table-cell office:value-type="string">
            <text:p>Q2B</text:p>
          </table:table-cell>
          <table:table-cell office:value-type="string">
            <text:p>Quality of life to brain</text:p>
          </table:table-cell>
        </table:table-row>
        <table:table-row table:style-name="ro4">
          <table:table-cell office:value-type="string">
            <text:p>B2S</text:p>
          </table:table-cell>
          <table:table-cell office:value-type="string">
            <text:p>Brain to Security</text:p>
          </table:table-cell>
        </table:table-row>
        <table:table-row table:style-name="ro4">
          <table:table-cell office:value-type="string">
            <text:p>S2B</text:p>
          </table:table-cell>
          <table:table-cell office:value-type="string">
            <text:p>Security to brain </text:p>
          </table:table-cell>
        </table:table-row>
        <table:table-row table:style-name="ro4">
          <table:table-cell office:value-type="string">
            <text:p>B2I</text:p>
          </table:table-cell>
          <table:table-cell office:value-type="string">
            <text:p>Brain to Inventory</text:p>
          </table:table-cell>
        </table:table-row>
        <table:table-row table:style-name="ro4">
          <table:table-cell office:value-type="string">
            <text:p>I2B</text:p>
          </table:table-cell>
          <table:table-cell office:value-type="string">
            <text:p>Inventory to Brain</text:p>
          </table:table-cell>
        </table:table-row>
        <table:table-row table:style-name="ro2">
          <table:table-cell office:value-type="string">
            <text:p>B2E</text:p>
          </table:table-cell>
          <table:table-cell office:value-type="string">
            <text:p>Brain To Environmental</text:p>
          </table:table-cell>
        </table:table-row>
        <table:table-row table:style-name="ro2">
          <table:table-cell office:value-type="string">
            <text:p>E2B</text:p>
          </table:table-cell>
          <table:table-cell office:value-type="string">
            <text:p>Environmental to Brain</text:p>
          </table:table-cell>
        </table:table-row>
        <table:table-row table:style-name="ro2">
          <table:table-cell office:value-type="string">
            <text:p>UTL MGR</text:p>
          </table:table-cell>
          <table:table-cell office:value-type="string">
            <text:p>Utilities Manager</text:p>
          </table:table-cell>
        </table:table-row>
        <table:table-row table:style-name="ro4">
          <table:table-cell office:value-type="string">
            <text:p>U_IN</text:p>
          </table:table-cell>
          <table:table-cell office:value-type="string">
            <text:p>Utilities in to Utilities Manager</text:p>
          </table:table-cell>
        </table:table-row>
        <table:table-row table:style-name="ro4">
          <table:table-cell office:value-type="string">
            <text:p>U_OUT</text:p>
          </table:table-cell>
          <table:table-cell office:value-type="string">
            <text:p>Utilities Manager to Utilities</text:p>
          </table:table-cell>
        </table:table-row>
        <table:table-row table:style-name="ro4">
          <table:table-cell office:value-type="string">
            <text:p>U2Q</text:p>
          </table:table-cell>
          <table:table-cell office:value-type="string">
            <text:p>Utilities Manager to Quality of Life</text:p>
          </table:table-cell>
        </table:table-row>
        <table:table-row table:style-name="ro4">
          <table:table-cell office:value-type="string">
            <text:p>Q2U</text:p>
          </table:table-cell>
          <table:table-cell office:value-type="string">
            <text:p>Quality of life to Utilities Manager</text:p>
          </table:table-cell>
        </table:table-row>
        <table:table-row table:style-name="ro4">
          <table:table-cell office:value-type="string">
            <text:p>U2S</text:p>
          </table:table-cell>
          <table:table-cell office:value-type="string">
            <text:p>Utilities Manager to Security</text:p>
          </table:table-cell>
        </table:table-row>
        <table:table-row table:style-name="ro4">
          <table:table-cell office:value-type="string">
            <text:p>S2U</text:p>
          </table:table-cell>
          <table:table-cell office:value-type="string">
            <text:p>Security to Utilities Manager</text:p>
          </table:table-cell>
        </table:table-row>
        <table:table-row table:style-name="ro4">
          <table:table-cell office:value-type="string">
            <text:p>U2I</text:p>
          </table:table-cell>
          <table:table-cell office:value-type="string">
            <text:p>Utilities Manager to Inventory</text:p>
          </table:table-cell>
        </table:table-row>
        <table:table-row table:style-name="ro4">
          <table:table-cell office:value-type="string">
            <text:p>I2U</text:p>
          </table:table-cell>
          <table:table-cell office:value-type="string">
            <text:p>Inventory to Utilities Manager</text:p>
          </table:table-cell>
        </table:table-row>
        <table:table-row table:style-name="ro2">
          <table:table-cell office:value-type="string">
            <text:p>U2E</text:p>
          </table:table-cell>
          <table:table-cell office:value-type="string">
            <text:p>Utilities Manager to Environmental</text:p>
          </table:table-cell>
        </table:table-row>
        <table:table-row table:style-name="ro2">
          <table:table-cell office:value-type="string">
            <text:p>E2U</text:p>
          </table:table-cell>
          <table:table-cell office:value-type="string">
            <text:p>Environmental to Utilities Manager</text:p>
          </table:table-cell>
        </table:table-row>
        <table:table-row table:style-name="ro4">
          <table:table-cell office:value-type="string">
            <text:p>D_OUT</text:p>
          </table:table-cell>
          <table:table-cell office:value-type="string">
            <text:p>Detector out to sensor data </text:p>
          </table:table-cell>
        </table:table-row>
        <table:table-row table:style-name="ro4">
          <table:table-cell office:value-type="string">
            <text:p>D_IN</text:p>
          </table:table-cell>
          <table:table-cell office:value-type="string">
            <text:p>Sensor data in to detector </text:p>
          </table:table-cell>
        </table:table-row>
        <table:table-row table:style-name="ro4">
          <table:table-cell office:value-type="string">
            <text:p>D2Q</text:p>
          </table:table-cell>
          <table:table-cell office:value-type="string">
            <text:p>Detector to quality of life</text:p>
          </table:table-cell>
        </table:table-row>
        <table:table-row table:style-name="ro4">
          <table:table-cell office:value-type="string">
            <text:p>Q2D</text:p>
          </table:table-cell>
          <table:table-cell office:value-type="string">
            <text:p>quality of life to detector</text:p>
          </table:table-cell>
        </table:table-row>
        <table:table-row table:style-name="ro4">
          <table:table-cell office:value-type="string">
            <text:p>D2S</text:p>
          </table:table-cell>
          <table:table-cell office:value-type="string">
            <text:p>Detector to security</text:p>
          </table:table-cell>
        </table:table-row>
        <table:table-row table:style-name="ro4">
          <table:table-cell office:value-type="string">
            <text:p>S2D</text:p>
          </table:table-cell>
          <table:table-cell office:value-type="string">
            <text:p>security to detector</text:p>
          </table:table-cell>
        </table:table-row>
        <table:table-row table:style-name="ro4">
          <table:table-cell office:value-type="string">
            <text:p>D2I</text:p>
          </table:table-cell>
          <table:table-cell office:value-type="string">
            <text:p>detector to Inventory</text:p>
          </table:table-cell>
        </table:table-row>
        <table:table-row table:style-name="ro4">
          <table:table-cell office:value-type="string">
            <text:p>I2D</text:p>
          </table:table-cell>
          <table:table-cell office:value-type="string">
            <text:p>Inventory to Detector</text:p>
          </table:table-cell>
        </table:table-row>
        <table:table-row table:style-name="ro2">
          <table:table-cell office:value-type="string">
            <text:p>D2E</text:p>
          </table:table-cell>
          <table:table-cell office:value-type="string">
            <text:p>Detector to environmental </text:p>
          </table:table-cell>
        </table:table-row>
        <table:table-row table:style-name="ro2">
          <table:table-cell office:value-type="string">
            <text:p>E2D</text:p>
          </table:table-cell>
          <table:table-cell office:value-type="string">
            <text:p>environmental to detector 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table:style-name="ce3" office:value-type="string">
            <text:p>3.4.5.1</text:p>
          </table:table-cell>
          <table:table-cell table:style-name="ce3" office:value-type="string">
            <text:p>Quality of life DFD</text:p>
          </table:table-cell>
        </table:table-row>
        <table:table-row table:style-name="ro4">
          <table:table-cell office:value-type="string">
            <text:p>Q2V</text:p>
          </table:table-cell>
          <table:table-cell office:value-type="string">
            <text:p>quality of life to voice</text:p>
          </table:table-cell>
        </table:table-row>
        <table:table-row table:style-name="ro4">
          <table:table-cell office:value-type="string">
            <text:p>V2Q</text:p>
          </table:table-cell>
          <table:table-cell office:value-type="string">
            <text:p>voice to quality of life</text:p>
          </table:table-cell>
        </table:table-row>
        <table:table-row table:style-name="ro4">
          <table:table-cell office:value-type="string">
            <text:p>V2D</text:p>
          </table:table-cell>
          <table:table-cell office:value-type="string">
            <text:p>voice to detectors</text:p>
          </table:table-cell>
        </table:table-row>
        <table:table-row table:style-name="ro4">
          <table:table-cell office:value-type="string">
            <text:p>D2V</text:p>
          </table:table-cell>
          <table:table-cell office:value-type="string">
            <text:p>detectors to voice</text:p>
          </table:table-cell>
        </table:table-row>
        <table:table-row table:style-name="ro4">
          <table:table-cell office:value-type="string">
            <text:p>Q2S</text:p>
          </table:table-cell>
          <table:table-cell office:value-type="string">
            <text:p>quality of life to scheduling</text:p>
          </table:table-cell>
        </table:table-row>
        <table:table-row table:style-name="ro4">
          <table:table-cell office:value-type="string">
            <text:p>S2Q</text:p>
          </table:table-cell>
          <table:table-cell office:value-type="string">
            <text:p>scheduling to quality of life</text:p>
          </table:table-cell>
        </table:table-row>
        <table:table-row table:style-name="ro4">
          <table:table-cell office:value-type="string">
            <text:p>Q2P</text:p>
          </table:table-cell>
          <table:table-cell office:value-type="string">
            <text:p>quality of life to profile</text:p>
          </table:table-cell>
        </table:table-row>
        <table:table-row table:style-name="ro4">
          <table:table-cell office:value-type="string">
            <text:p>P2Q</text:p>
          </table:table-cell>
          <table:table-cell office:value-type="string">
            <text:p>profile to quality of life</text:p>
          </table:table-cell>
        </table:table-row>
        <table:table-row table:style-name="ro4">
          <table:table-cell office:value-type="string">
            <text:p>P2S</text:p>
          </table:table-cell>
          <table:table-cell office:value-type="string">
            <text:p>profile to scheduling</text:p>
          </table:table-cell>
        </table:table-row>
        <table:table-row table:style-name="ro4">
          <table:table-cell office:value-type="string">
            <text:p>S2P</text:p>
          </table:table-cell>
          <table:table-cell office:value-type="string">
            <text:p>security to profile</text:p>
          </table:table-cell>
        </table:table-row>
        <table:table-row table:style-name="ro4">
          <table:table-cell office:value-type="string">
            <text:p>D2S</text:p>
          </table:table-cell>
          <table:table-cell office:value-type="string">
            <text:p>detector data to scheduling</text:p>
          </table:table-cell>
        </table:table-row>
        <table:table-row table:style-name="ro4">
          <table:table-cell office:value-type="string">
            <text:p>S2D</text:p>
          </table:table-cell>
          <table:table-cell office:value-type="string">
            <text:p>scheduling to detector data</text:p>
          </table:table-cell>
        </table:table-row>
        <table:table-row table:style-name="ro4">
          <table:table-cell office:value-type="string">
            <text:p>V2B</text:p>
          </table:table-cell>
          <table:table-cell office:value-type="string">
            <text:p>voice to brain</text:p>
          </table:table-cell>
        </table:table-row>
        <table:table-row table:style-name="ro4">
          <table:table-cell office:value-type="string">
            <text:p>B2V</text:p>
          </table:table-cell>
          <table:table-cell office:value-type="string">
            <text:p>brain to voice </text:p>
          </table:table-cell>
        </table:table-row>
        <table:table-row table:style-name="ro4">
          <table:table-cell office:value-type="string">
            <text:p>SC2B</text:p>
          </table:table-cell>
          <table:table-cell office:value-type="string">
            <text:p>scheduling to brain</text:p>
          </table:table-cell>
        </table:table-row>
        <table:table-row table:style-name="ro4">
          <table:table-cell office:value-type="string">
            <text:p>B2SC</text:p>
          </table:table-cell>
          <table:table-cell office:value-type="string">
            <text:p>brain to scheduling</text:p>
          </table:table-cell>
        </table:table-row>
        <table:table-row table:style-name="ro4">
          <table:table-cell office:value-type="string">
            <text:p>B2P</text:p>
          </table:table-cell>
          <table:table-cell office:value-type="string">
            <text:p>brain to profile</text:p>
          </table:table-cell>
        </table:table-row>
        <table:table-row table:style-name="ro4">
          <table:table-cell office:value-type="string">
            <text:p>P2B</text:p>
          </table:table-cell>
          <table:table-cell office:value-type="string">
            <text:p>profile to brain 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3" office:value-type="string">
            <text:p>3.4.5.3</text:p>
          </table:table-cell>
          <table:table-cell table:style-name="ce3" office:value-type="string">
            <text:p>Scheduling DFD</text:p>
          </table:table-cell>
        </table:table-row>
        <table:table-row table:style-name="ro4">
          <table:table-cell office:value-type="string">
            <text:p>B2S</text:p>
          </table:table-cell>
          <table:table-cell office:value-type="string">
            <text:p>Brain to scheduling</text:p>
          </table:table-cell>
        </table:table-row>
        <table:table-row table:style-name="ro4">
          <table:table-cell office:value-type="string">
            <text:p>S2B</text:p>
          </table:table-cell>
          <table:table-cell office:value-type="string">
            <text:p>scheduling to brain</text:p>
          </table:table-cell>
        </table:table-row>
        <table:table-row table:style-name="ro4">
          <table:table-cell office:value-type="string">
            <text:p>B2T</text:p>
          </table:table-cell>
          <table:table-cell office:value-type="string">
            <text:p>Brain to time</text:p>
          </table:table-cell>
        </table:table-row>
        <table:table-row table:style-name="ro4">
          <table:table-cell office:value-type="string">
            <text:p>T2B</text:p>
          </table:table-cell>
          <table:table-cell office:value-type="string">
            <text:p>time to brain</text:p>
          </table:table-cell>
        </table:table-row>
        <table:table-row table:style-name="ro4">
          <table:table-cell office:value-type="string">
            <text:p>S2T</text:p>
          </table:table-cell>
          <table:table-cell office:value-type="string">
            <text:p>scheduling to time</text:p>
          </table:table-cell>
        </table:table-row>
        <table:table-row table:style-name="ro4">
          <table:table-cell office:value-type="string">
            <text:p>T2S</text:p>
          </table:table-cell>
          <table:table-cell office:value-type="string">
            <text:p>time to scheduling</text:p>
          </table:table-cell>
        </table:table-row>
        <table:table-row table:style-name="ro4">
          <table:table-cell office:value-type="string">
            <text:p>T2HC</text:p>
          </table:table-cell>
          <table:table-cell office:value-type="string">
            <text:p>time to HVAC controller</text:p>
          </table:table-cell>
        </table:table-row>
        <table:table-row table:style-name="ro4">
          <table:table-cell office:value-type="string">
            <text:p>S2HC</text:p>
          </table:table-cell>
          <table:table-cell office:value-type="string">
            <text:p>Scheduling to HVAC Controller</text:p>
          </table:table-cell>
        </table:table-row>
        <table:table-row table:style-name="ro4">
          <table:table-cell office:value-type="string">
            <text:p>HC2S</text:p>
          </table:table-cell>
          <table:table-cell office:value-type="string">
            <text:p>HVAC controller to scheduling</text:p>
          </table:table-cell>
        </table:table-row>
        <table:table-row table:style-name="ro4">
          <table:table-cell office:value-type="string">
            <text:p>S2LC</text:p>
          </table:table-cell>
          <table:table-cell office:value-type="string">
            <text:p>scheduling to light controller</text:p>
          </table:table-cell>
        </table:table-row>
        <table:table-row table:style-name="ro4">
          <table:table-cell office:value-type="string">
            <text:p>LC2S</text:p>
          </table:table-cell>
          <table:table-cell office:value-type="string">
            <text:p>light controller to scheduling</text:p>
          </table:table-cell>
        </table:table-row>
        <table:table-row table:style-name="ro2">
          <table:table-cell office:value-type="string">
            <text:p>HC2D</text:p>
          </table:table-cell>
          <table:table-cell office:value-type="string">
            <text:p>HVAC to detectors</text:p>
          </table:table-cell>
        </table:table-row>
        <table:table-row table:style-name="ro2">
          <table:table-cell office:value-type="string">
            <text:p>D2HC</text:p>
          </table:table-cell>
          <table:table-cell office:value-type="string">
            <text:p>detectors to HVAC</text:p>
          </table:table-cell>
        </table:table-row>
        <table:table-row table:style-name="ro4">
          <table:table-cell office:value-type="string">
            <text:p>L2D</text:p>
          </table:table-cell>
          <table:table-cell office:value-type="string">
            <text:p>Light controller to Detector</text:p>
          </table:table-cell>
        </table:table-row>
        <table:table-row table:style-name="ro2">
          <table:table-cell office:value-type="string">
            <text:p>D2L</text:p>
          </table:table-cell>
          <table:table-cell office:value-type="string">
            <text:p>detector to Light Controller 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table:style-name="ce3" office:value-type="string">
            <text:p>3.4.5.3.2</text:p>
          </table:table-cell>
          <table:table-cell table:style-name="ce3" office:value-type="string">
            <text:p>HVAC Controller DFD</text:p>
          </table:table-cell>
        </table:table-row>
        <table:table-row table:style-name="ro4">
          <table:table-cell office:value-type="string">
            <text:p>T2HC</text:p>
          </table:table-cell>
          <table:table-cell office:value-type="string">
            <text:p>time to HVAC controller</text:p>
          </table:table-cell>
        </table:table-row>
        <table:table-row table:style-name="ro4">
          <table:table-cell office:value-type="string">
            <text:p>A2HC</text:p>
          </table:table-cell>
          <table:table-cell office:value-type="string">
            <text:p>a/c unit to HVAC controller</text:p>
          </table:table-cell>
        </table:table-row>
        <table:table-row table:style-name="ro4">
          <table:table-cell office:value-type="string">
            <text:p>HC2A</text:p>
          </table:table-cell>
          <table:table-cell office:value-type="string">
            <text:p>HVAC Controller to A/C unit</text:p>
          </table:table-cell>
        </table:table-row>
        <table:table-row table:style-name="ro4">
          <table:table-cell office:value-type="string">
            <text:p>B2HC</text:p>
          </table:table-cell>
          <table:table-cell office:value-type="string">
            <text:p>Boiler to HVAC Controller</text:p>
          </table:table-cell>
        </table:table-row>
        <table:table-row table:style-name="ro4">
          <table:table-cell office:value-type="string">
            <text:p>HC2B</text:p>
          </table:table-cell>
          <table:table-cell office:value-type="string">
            <text:p>HVAC Controller to Boiler</text:p>
          </table:table-cell>
        </table:table-row>
        <table:table-row table:style-name="ro4">
          <table:table-cell office:value-type="string">
            <text:p>BR2HC</text:p>
          </table:table-cell>
          <table:table-cell office:value-type="string">
            <text:p>Brain to HVAC controller</text:p>
          </table:table-cell>
        </table:table-row>
        <table:table-row table:style-name="ro4">
          <table:table-cell office:value-type="string">
            <text:p>S2HC</text:p>
          </table:table-cell>
          <table:table-cell office:value-type="string">
            <text:p>Sensor data to HVAC controller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table:style-name="ce3" office:value-type="string">
            <text:p>3.4.5.3.2.1</text:p>
          </table:table-cell>
          <table:table-cell table:style-name="ce3" office:value-type="string">
            <text:p>HVAC Controller STD</text:p>
          </table:table-cell>
        </table:table-row>
        <table:table-row table:style-name="ro4">
          <table:table-cell office:value-type="string">
            <text:p>BoilerIsOff</text:p>
          </table:table-cell>
          <table:table-cell office:value-type="string">
            <text:p>Boiler is currently Off</text:p>
          </table:table-cell>
        </table:table-row>
        <table:table-row table:style-name="ro4">
          <table:table-cell office:value-type="string">
            <text:p>NeedNoHeat</text:p>
          </table:table-cell>
          <table:table-cell office:value-type="string">
            <text:p>No Signal to turn heat on</text:p>
          </table:table-cell>
        </table:table-row>
        <table:table-row table:style-name="ro4">
          <table:table-cell office:value-type="string">
            <text:p>TurnBoilerOff</text:p>
          </table:table-cell>
          <table:table-cell office:value-type="string">
            <text:p>Turn the boiler off</text:p>
          </table:table-cell>
        </table:table-row>
        <table:table-row table:style-name="ro4">
          <table:table-cell office:value-type="string">
            <text:p>A/CIsOff</text:p>
          </table:table-cell>
          <table:table-cell office:value-type="string">
            <text:p>A/C is currently off</text:p>
          </table:table-cell>
        </table:table-row>
        <table:table-row table:style-name="ro4">
          <table:table-cell office:value-type="string">
            <text:p>NeedNoA/C</text:p>
          </table:table-cell>
          <table:table-cell office:value-type="string">
            <text:p>No signal to turn A/C on </text:p>
          </table:table-cell>
        </table:table-row>
        <table:table-row table:style-name="ro4">
          <table:table-cell office:value-type="string">
            <text:p>NeedHeat</text:p>
          </table:table-cell>
          <table:table-cell office:value-type="string">
            <text:p>Signal to turn heat on</text:p>
          </table:table-cell>
        </table:table-row>
        <table:table-row table:style-name="ro4">
          <table:table-cell office:value-type="string">
            <text:p>TurnBoilerOn</text:p>
          </table:table-cell>
          <table:table-cell office:value-type="string">
            <text:p>Signal to turn the boiler on</text:p>
          </table:table-cell>
        </table:table-row>
        <table:table-row table:style-name="ro4">
          <table:table-cell office:value-type="string">
            <text:p>BoilerOn</text:p>
          </table:table-cell>
          <table:table-cell office:value-type="string">
            <text:p>Boiler is currently On</text:p>
          </table:table-cell>
        </table:table-row>
        <table:table-row table:style-name="ro4">
          <table:table-cell office:value-type="string">
            <text:p>NeedA/C</text:p>
          </table:table-cell>
          <table:table-cell office:value-type="string">
            <text:p>Signal that A/C needs to turn on</text:p>
          </table:table-cell>
        </table:table-row>
        <table:table-row table:style-name="ro4">
          <table:table-cell office:value-type="string">
            <text:p>TurnOnA/c</text:p>
          </table:table-cell>
          <table:table-cell office:value-type="string">
            <text:p>Signal to turn A/C on </text:p>
          </table:table-cell>
        </table:table-row>
        <table:table-row table:style-name="ro4">
          <table:table-cell office:value-type="string">
            <text:p>A/CisOn</text:p>
          </table:table-cell>
          <table:table-cell office:value-type="string">
            <text:p>A/C is currently running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table:style-name="ce3" office:value-type="string">
            <text:p>3.4.5.3.3</text:p>
          </table:table-cell>
          <table:table-cell table:style-name="ce3" office:value-type="string">
            <text:p>Light Controller DFD</text:p>
          </table:table-cell>
        </table:table-row>
        <table:table-row table:style-name="ro4">
          <table:table-cell office:value-type="string">
            <text:p>LC2OL</text:p>
          </table:table-cell>
          <table:table-cell office:value-type="string">
            <text:p>Light Controller to Outdoor lights </text:p>
          </table:table-cell>
        </table:table-row>
        <table:table-row table:style-name="ro4">
          <table:table-cell office:value-type="string">
            <text:p>OL2LC</text:p>
          </table:table-cell>
          <table:table-cell office:value-type="string">
            <text:p>outdoor lights to Light controller</text:p>
          </table:table-cell>
        </table:table-row>
        <table:table-row table:style-name="ro4">
          <table:table-cell office:value-type="string">
            <text:p>LC2IL</text:p>
          </table:table-cell>
          <table:table-cell office:value-type="string">
            <text:p>Light Controller to Inside Lights</text:p>
          </table:table-cell>
        </table:table-row>
        <table:table-row table:style-name="ro4">
          <table:table-cell office:value-type="string">
            <text:p>IL2LC</text:p>
          </table:table-cell>
          <table:table-cell office:value-type="string">
            <text:p>Inside Lights to Light Controller</text:p>
          </table:table-cell>
        </table:table-row>
        <table:table-row table:style-name="ro4">
          <table:table-cell office:value-type="string">
            <text:p>OL2SD</text:p>
          </table:table-cell>
          <table:table-cell office:value-type="string">
            <text:p>Outdoor light to sensor data</text:p>
          </table:table-cell>
        </table:table-row>
        <table:table-row table:style-name="ro4">
          <table:table-cell office:value-type="string">
            <text:p>SD2OL</text:p>
          </table:table-cell>
          <table:table-cell office:value-type="string">
            <text:p>sensor data to Outdoor light</text:p>
          </table:table-cell>
        </table:table-row>
        <table:table-row table:style-name="ro4">
          <table:table-cell office:value-type="string">
            <text:p>IL2SD</text:p>
          </table:table-cell>
          <table:table-cell office:value-type="string">
            <text:p>Inside light to sensor data</text:p>
          </table:table-cell>
        </table:table-row>
        <table:table-row table:style-name="ro4">
          <table:table-cell office:value-type="string">
            <text:p>SD2IL</text:p>
          </table:table-cell>
          <table:table-cell office:value-type="string">
            <text:p>sensor data to Inside lights 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table:style-name="ce3" office:value-type="string">
            <text:p>3.4.5.3.3.1</text:p>
          </table:table-cell>
          <table:table-cell table:style-name="ce3" office:value-type="string">
            <text:p>Light Controller STD</text:p>
          </table:table-cell>
        </table:table-row>
        <table:table-row table:style-name="ro4">
          <table:table-cell office:value-type="string">
            <text:p>NeedOutLight</text:p>
          </table:table-cell>
          <table:table-cell office:value-type="string">
            <text:p>Command for outside lights</text:p>
          </table:table-cell>
        </table:table-row>
        <table:table-row table:style-name="ro4">
          <table:table-cell office:value-type="string">
            <text:p>TurnOnOut</text:p>
          </table:table-cell>
          <table:table-cell office:value-type="string">
            <text:p>turns on outside lights</text:p>
          </table:table-cell>
        </table:table-row>
        <table:table-row table:style-name="ro4">
          <table:table-cell office:value-type="string">
            <text:p>OutsideLightsOn</text:p>
          </table:table-cell>
          <table:table-cell office:value-type="string">
            <text:p>outside lights are on</text:p>
          </table:table-cell>
        </table:table-row>
        <table:table-row table:style-name="ro4">
          <table:table-cell office:value-type="string">
            <text:p>NeedInsideLight</text:p>
          </table:table-cell>
          <table:table-cell office:value-type="string">
            <text:p>Command for inside lights</text:p>
          </table:table-cell>
        </table:table-row>
        <table:table-row table:style-name="ro4">
          <table:table-cell office:value-type="string">
            <text:p>TurnOnInside</text:p>
          </table:table-cell>
          <table:table-cell office:value-type="string">
            <text:p>turns on inside lights</text:p>
          </table:table-cell>
        </table:table-row>
        <table:table-row table:style-name="ro4">
          <table:table-cell office:value-type="string">
            <text:p>InsideLightsOn</text:p>
          </table:table-cell>
          <table:table-cell office:value-type="string">
            <text:p>inside lights are on</text:p>
          </table:table-cell>
        </table:table-row>
        <table:table-row table:style-name="ro4">
          <table:table-cell office:value-type="string">
            <text:p>NotNeedInLights</text:p>
          </table:table-cell>
          <table:table-cell office:value-type="string">
            <text:p>command for no inside lights</text:p>
          </table:table-cell>
        </table:table-row>
        <table:table-row table:style-name="ro4">
          <table:table-cell office:value-type="string">
            <text:p>TurnOffIn</text:p>
          </table:table-cell>
          <table:table-cell office:value-type="string">
            <text:p>turns off inside lights</text:p>
          </table:table-cell>
        </table:table-row>
        <table:table-row table:style-name="ro4">
          <table:table-cell office:value-type="string">
            <text:p>NotNeedOutLights</text:p>
          </table:table-cell>
          <table:table-cell office:value-type="string">
            <text:p>inside lights are off</text:p>
          </table:table-cell>
        </table:table-row>
        <table:table-row table:style-name="ro4">
          <table:table-cell office:value-type="string">
            <text:p>TurnOffOut</text:p>
          </table:table-cell>
          <table:table-cell office:value-type="string">
            <text:p>command for no outside lights</text:p>
          </table:table-cell>
        </table:table-row>
        <table:table-row table:style-name="ro4">
          <table:table-cell office:value-type="string">
            <text:p>OutsideLightsOff</text:p>
          </table:table-cell>
          <table:table-cell office:value-type="string">
            <text:p>outside lights are off</text:p>
          </table:table-cell>
        </table:table-row>
        <table:table-row table:style-name="ro4">
          <table:table-cell office:value-type="string">
            <text:p>InsideLightsOff</text:p>
          </table:table-cell>
          <table:table-cell office:value-type="string">
            <text:p>inside lights are off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3" office:value-type="string">
            <text:p>3.4.5.3.4.1</text:p>
          </table:table-cell>
          <table:table-cell table:style-name="ce3" office:value-type="string">
            <text:p>Time DFD</text:p>
          </table:table-cell>
        </table:table-row>
        <table:table-row table:style-name="ro4">
          <table:table-cell office:value-type="string">
            <text:p>B2T</text:p>
          </table:table-cell>
          <table:table-cell office:value-type="string">
            <text:p>Brain to time</text:p>
          </table:table-cell>
        </table:table-row>
        <table:table-row table:style-name="ro4">
          <table:table-cell office:value-type="string">
            <text:p>T2B</text:p>
          </table:table-cell>
          <table:table-cell office:value-type="string">
            <text:p>time to brain</text:p>
          </table:table-cell>
        </table:table-row>
        <table:table-row table:style-name="ro4">
          <table:table-cell office:value-type="string">
            <text:p>T2CT</text:p>
          </table:table-cell>
          <table:table-cell office:value-type="string">
            <text:p>time to current time</text:p>
          </table:table-cell>
        </table:table-row>
        <table:table-row table:style-name="ro4">
          <table:table-cell office:value-type="string">
            <text:p>CT2T</text:p>
          </table:table-cell>
          <table:table-cell office:value-type="string">
            <text:p>current time to time</text:p>
          </table:table-cell>
        </table:table-row>
        <table:table-row table:style-name="ro4">
          <table:table-cell office:value-type="string">
            <text:p>T2TZ</text:p>
          </table:table-cell>
          <table:table-cell office:value-type="string">
            <text:p>time to time zone</text:p>
          </table:table-cell>
        </table:table-row>
        <table:table-row table:style-name="ro4">
          <table:table-cell office:value-type="string">
            <text:p>TZ2T</text:p>
          </table:table-cell>
          <table:table-cell office:value-type="string">
            <text:p>time zone to time</text:p>
          </table:table-cell>
        </table:table-row>
        <table:table-row table:style-name="ro4">
          <table:table-cell office:value-type="string">
            <text:p>CT2LC</text:p>
          </table:table-cell>
          <table:table-cell office:value-type="string">
            <text:p>current time to light controller</text:p>
          </table:table-cell>
        </table:table-row>
        <table:table-row table:style-name="ro4">
          <table:table-cell office:value-type="string">
            <text:p>CT2HC</text:p>
          </table:table-cell>
          <table:table-cell office:value-type="string">
            <text:p>current time to HVAC controller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3" office:value-type="string">
            <text:p>3.4.5.3.4.1</text:p>
          </table:table-cell>
          <table:table-cell table:style-name="ce3" office:value-type="string">
            <text:p>Time STD</text:p>
          </table:table-cell>
        </table:table-row>
        <table:table-row table:style-name="ro4">
          <table:table-cell office:value-type="string">
            <text:p>WhatIsCurrentTime</text:p>
          </table:table-cell>
          <table:table-cell office:value-type="string">
            <text:p>Command to request current time</text:p>
          </table:table-cell>
        </table:table-row>
        <table:table-row table:style-name="ro4">
          <table:table-cell office:value-type="string">
            <text:p>CheckCPUTime</text:p>
          </table:table-cell>
          <table:table-cell office:value-type="string">
            <text:p>Checks current time on cpu</text:p>
          </table:table-cell>
        </table:table-row>
        <table:table-row table:style-name="ro4">
          <table:table-cell office:value-type="string">
            <text:p>CurrentTime</text:p>
          </table:table-cell>
          <table:table-cell office:value-type="string">
            <text:p>reports current time</text:p>
          </table:table-cell>
        </table:table-row>
        <table:table-row table:style-name="ro4">
          <table:table-cell office:value-type="string">
            <text:p>ReturnCurrentTime</text:p>
          </table:table-cell>
          <table:table-cell office:value-type="string">
            <text:p>Returns the current time on the cpu</text:p>
          </table:table-cell>
        </table:table-row>
        <table:table-row table:style-name="ro4">
          <table:table-cell office:value-type="string">
            <text:p>WhatIsTimeZone</text:p>
          </table:table-cell>
          <table:table-cell office:value-type="string">
            <text:p>command to request current time zone</text:p>
          </table:table-cell>
        </table:table-row>
        <table:table-row table:style-name="ro4">
          <table:table-cell office:value-type="string">
            <text:p>CheckTimeZone</text:p>
          </table:table-cell>
          <table:table-cell office:value-type="string">
            <text:p>checks cpu current time zone</text:p>
          </table:table-cell>
        </table:table-row>
        <table:table-row table:style-name="ro4">
          <table:table-cell office:value-type="string">
            <text:p>currentTimeZone </text:p>
          </table:table-cell>
          <table:table-cell office:value-type="string">
            <text:p>reports current time zone</text:p>
          </table:table-cell>
        </table:table-row>
        <table:table-row table:style-name="ro4">
          <table:table-cell office:value-type="string">
            <text:p>ReturnCurrentTimeZone</text:p>
          </table:table-cell>
          <table:table-cell office:value-type="string">
            <text:p>returns the current time zone on cpu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>
            <text:p>DFD 3.4.5.4</text:p>
          </table:table-cell>
          <table:table-cell/>
        </table:table-row>
        <table:table-row table:style-name="ro2">
          <table:table-cell table:style-name="ce5" office:value-type="string">
            <text:p>PRE2PRO</text:p>
          </table:table-cell>
          <table:table-cell table:style-name="ce5" office:value-type="string">
            <text:p>Preferences to Profile</text:p>
          </table:table-cell>
        </table:table-row>
        <table:table-row table:style-name="ro2">
          <table:table-cell table:style-name="ce5" office:value-type="string">
            <text:p>PRO2PRE</text:p>
          </table:table-cell>
          <table:table-cell table:style-name="ce5" office:value-type="string">
            <text:p>Profile to Preferences</text:p>
          </table:table-cell>
        </table:table-row>
        <table:table-row table:style-name="ro2">
          <table:table-cell table:style-name="ce5" office:value-type="string">
            <text:p>SENS2VR</text:p>
          </table:table-cell>
          <table:table-cell table:style-name="ce5" office:value-type="string">
            <text:p>Sensors to Voice Recognition</text:p>
          </table:table-cell>
        </table:table-row>
        <table:table-row table:style-name="ro2">
          <table:table-cell table:style-name="ce5" office:value-type="string">
            <text:p>VR2PRO</text:p>
          </table:table-cell>
          <table:table-cell table:style-name="ce5" office:value-type="string">
            <text:p>Voice Recognition to Profile</text:p>
          </table:table-cell>
        </table:table-row>
        <table:table-row table:style-name="ro2">
          <table:table-cell table:style-name="ce5" office:value-type="string">
            <text:p>PRO2VR</text:p>
          </table:table-cell>
          <table:table-cell table:style-name="ce5" office:value-type="string">
            <text:p>Profile to Voice Recognition</text:p>
          </table:table-cell>
        </table:table-row>
        <table:table-row table:style-name="ro2">
          <table:table-cell table:style-name="ce5" office:value-type="string">
            <text:p>VR2B</text:p>
          </table:table-cell>
          <table:table-cell table:style-name="ce5" office:value-type="string">
            <text:p>Voice Recognition to Brain</text:p>
          </table:table-cell>
        </table:table-row>
        <table:table-row table:style-name="ro2">
          <table:table-cell table:style-name="ce5" office:value-type="string">
            <text:p>B2VR</text:p>
          </table:table-cell>
          <table:table-cell table:style-name="ce5" office:value-type="string">
            <text:p>Brain to Voice Recognition</text:p>
          </table:table-cell>
        </table:table-row>
        <table:table-row table:style-name="ro2">
          <table:table-cell table:style-name="ce5" office:value-type="string">
            <text:p>VR2A</text:p>
          </table:table-cell>
          <table:table-cell table:style-name="ce5" office:value-type="string">
            <text:p>Voice Recognition to Authentication</text:p>
          </table:table-cell>
        </table:table-row>
        <table:table-row table:style-name="ro2">
          <table:table-cell table:style-name="ce5" office:value-type="string">
            <text:p>A2VR</text:p>
          </table:table-cell>
          <table:table-cell table:style-name="ce5" office:value-type="string">
            <text:p>Authentication to Voice Recognition</text:p>
          </table:table-cell>
        </table:table-row>
        <table:table-row table:style-name="ro2">
          <table:table-cell table:style-name="ce5" office:value-type="string">
            <text:p>A2B</text:p>
          </table:table-cell>
          <table:table-cell table:style-name="ce5" office:value-type="string">
            <text:p>Authentication to Brain</text:p>
          </table:table-cell>
        </table:table-row>
        <table:table-row table:style-name="ro2">
          <table:table-cell table:style-name="ce5" office:value-type="string">
            <text:p>B2A</text:p>
          </table:table-cell>
          <table:table-cell table:style-name="ce5" office:value-type="string">
            <text:p>Brain to Authentication</text:p>
          </table:table-cell>
        </table:table-row>
        <table:table-row table:style-name="ro2">
          <table:table-cell table:style-name="ce5" office:value-type="string">
            <text:p>A2PRO</text:p>
          </table:table-cell>
          <table:table-cell table:style-name="ce5" office:value-type="string">
            <text:p>Authentication to Profile</text:p>
          </table:table-cell>
        </table:table-row>
        <table:table-row table:style-name="ro2">
          <table:table-cell table:style-name="ce5" office:value-type="string">
            <text:p>PRO2A</text:p>
          </table:table-cell>
          <table:table-cell table:style-name="ce5" office:value-type="string">
            <text:p>Profile to Authentication</text:p>
          </table:table-cell>
        </table:table-row>
        <table:table-row table:style-name="ro2">
          <table:table-cell table:style-name="ce5" office:value-type="string">
            <text:p>A2M</text:p>
          </table:table-cell>
          <table:table-cell table:style-name="ce5" office:value-type="string">
            <text:p>Authentication to Media</text:p>
          </table:table-cell>
        </table:table-row>
        <table:table-row table:style-name="ro2">
          <table:table-cell table:style-name="ce5" office:value-type="string">
            <text:p>M2A</text:p>
          </table:table-cell>
          <table:table-cell table:style-name="ce5" office:value-type="string">
            <text:p>Media to Authentication</text:p>
          </table:table-cell>
        </table:table-row>
        <table:table-row table:style-name="ro2">
          <table:table-cell table:style-name="ce5" office:value-type="string">
            <text:p>PRO2M</text:p>
          </table:table-cell>
          <table:table-cell table:style-name="ce5" office:value-type="string">
            <text:p>Profile to Media</text:p>
          </table:table-cell>
        </table:table-row>
        <table:table-row table:style-name="ro2">
          <table:table-cell table:style-name="ce5" office:value-type="string">
            <text:p>M2PRO</text:p>
          </table:table-cell>
          <table:table-cell table:style-name="ce5" office:value-type="string">
            <text:p>Media to Profil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1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01"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02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30">11/30/2011</text:date>, <text:time>23:0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Poirier</meta:initial-creator>
    <meta:creation-date>2011-11-30T18:37:27.89</meta:creation-date>
    <dc:date>2011-11-30T23:04:43.23</dc:date>
    <dc:creator>Andrew Poirier</dc:creator>
    <meta:editing-duration>PT3H29M48S</meta:editing-duration>
    <meta:editing-cycles>8</meta:editing-cycles>
    <meta:generator>OpenOffice.org/3.3$Win32 OpenOffice.org_project/330m20$Build-9567</meta:generator>
    <meta:document-statistic meta:table-count="3" meta:cell-count="296" meta:object-count="0"/>
  </office:meta>
</office:document-meta>
</file>